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b9a4" officeooo:paragraph-rsid="0003b9a4" style:font-size-asian="12.25pt" style:font-size-complex="14pt"/>
    </style:style>
    <style:style style:name="P2" style:family="paragraph" style:parent-style-name="Standard">
      <style:paragraph-properties fo:text-align="start" style:justify-single-word="false"/>
      <style:text-properties fo:font-size="14pt" officeooo:rsid="0003b9a4" officeooo:paragraph-rsid="0003b9a4" style:font-size-asian="12.25pt" style:font-size-complex="14pt"/>
    </style:style>
    <style:style style:name="P3" style:family="paragraph" style:parent-style-name="Standard">
      <style:paragraph-properties fo:text-align="start" style:justify-single-word="false"/>
      <style:text-properties fo:font-size="18pt" officeooo:rsid="0003b9a4" officeooo:paragraph-rsid="0003b9a4" style:font-size-asian="15.75pt" style:font-size-complex="18pt"/>
    </style:style>
    <style:style style:name="P4" style:family="paragraph" style:parent-style-name="Standard">
      <style:paragraph-properties fo:text-align="start" style:justify-single-word="false"/>
      <style:text-properties fo:font-size="18pt" officeooo:rsid="0003fabb" officeooo:paragraph-rsid="0003fabb" style:font-size-asian="15.75pt" style:font-size-complex="18pt"/>
    </style:style>
    <style:style style:name="P5" style:family="paragraph" style:parent-style-name="Standard">
      <style:paragraph-properties fo:text-align="start" style:justify-single-word="false"/>
      <style:text-properties fo:font-size="12pt" officeooo:rsid="0003fabb" officeooo:paragraph-rsid="0003fabb" style:font-size-asian="10.5pt" style:font-size-complex="12pt"/>
    </style:style>
    <style:style style:name="P6" style:family="paragraph" style:parent-style-name="Footer">
      <style:text-properties officeooo:rsid="0006aaf9" officeooo:paragraph-rsid="000a3b3a"/>
    </style:style>
    <style:style style:name="P7" style:family="paragraph" style:parent-style-name="Standard">
      <style:paragraph-properties fo:text-align="center" style:justify-single-word="false"/>
      <style:text-properties fo:font-size="14pt" officeooo:rsid="0003b9a4" officeooo:paragraph-rsid="0003b9a4" style:font-size-asian="12.25pt" style:font-size-complex="14pt"/>
    </style:style>
    <style:style style:name="P8" style:family="paragraph" style:parent-style-name="Standard">
      <style:paragraph-properties fo:text-align="start" style:justify-single-word="false"/>
      <style:text-properties fo:font-size="12pt" officeooo:rsid="0003fabb" officeooo:paragraph-rsid="0003fabb" style:font-size-asian="10.5pt" style:font-size-complex="12pt"/>
    </style:style>
    <style:style style:name="T1" style:family="text">
      <style:text-properties officeooo:rsid="0003fabb"/>
    </style:style>
    <style:style style:name="T2" style:family="text">
      <style:text-properties fo:font-size="14pt" style:font-size-asian="12.25pt" style:font-size-complex="14pt"/>
    </style:style>
    <style:style style:name="T3" style:family="text">
      <style:text-properties style:text-position="super 58%" officeooo:rsid="0006aaf9"/>
    </style:style>
    <style:style style:name="T4" style:family="text">
      <style:text-properties style:text-position="0% 100%" officeooo:rsid="0006aaf9"/>
    </style:style>
    <style:style style:name="T5" style:family="text">
      <style:text-properties style:text-position="0% 100%" officeooo:rsid="000aa435"/>
    </style:style>
    <style:style style:name="T6" style:family="text">
      <style:text-properties style:text-position="0% 100%" officeooo:rsid="000bfc76"/>
    </style:style>
    <style:style style:name="T7" style:family="text">
      <style:text-properties officeooo:rsid="000de4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ogle Scholar scraping with 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ritten By :</text:p>
      <text:p text:style-name="P1">Alexandre Boyer </text:p>
      <text:p text:style-name="P1"/>
      <text:p text:style-name="P1"/>
      <text:p text:style-name="P1">In collaboration with :</text:p>
      <text:p text:style-name="P1">Natalis Japkowic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ject started : XX May 2016</text:p>
      <text:p text:style-name="P1"/>
      <text:p text:style-name="P1"/>
      <text:p text:style-name="P1">Report started : 14 July 2016</text:p>
      <text:h text:style-name="Heading_20_1" text:outline-level="1"><text:soft-page-break/>Part 1 : <text:span text:style-name="T1">Starting the project</text:span></text:h>
      <text:p text:style-name="P3"/>
      <text:h text:style-name="Heading_20_3" text:outline-level="3"><text:tab/>Preface</text:h>
      <text:p text:style-name="P2"/>
      <text:h text:style-name="Heading_20_1" text:outline-level="1">Part 2 : Getting to know R</text:h>
      <text:p text:style-name="P4"/>
      <text:h text:style-name="Heading_20_3" text:outline-level="3"><text:tab/><text:span text:style-name="T2">Preface</text:span></text:h>
      <text:p text:style-name="P5"/>
      <text:p text:style-name="P5"><text:tab/>R is an extremely powerful programming language. In fact so powerful that Dr. Japkowicz recommended this language to put the project to term. R in itself is a statisticians best friend. It can do anything a student in a statistics class <text:span text:style-name="T7">could ask for and even more. From simple calculations like standard deviation, average and co-variance all the way up to complicated graphs and multidimensional matrices calculations. Even with all these tools, sometimes it still isn’t enough, but like all good languages it comes with the ability to add librairies. The librairy will be interested in is called “rvest”</text:span><text:span text:style-name="T7"><text:note text:id="ftn1" text:note-class="footnote"><text:note-citation>1</text:note-citation><text:note-body><text:p text:style-name="P6"><text:s/>rvest – librairy inspired after python’s Beautiful Soup. Developped and distributed by CRAN</text:p></text:note-body></text:note></text:span><text:span text:style-name="T3"> </text:span><text:span text:style-name="T4">, the play on word for harvest and the language R being rather funny while also </text:span><text:span text:style-name="T5">being self explanatory. This librairy <text:s/>is used to harvest data from web pages </text:span><text:span text:style-name="T6">and store it for further analsis. </text:span></text:p>
      <text:p text:style-name="P5"><text:span text:style-name="T6"/></text:p>
      <text:h text:style-name="Heading_20_3" text:outline-level="3"><text:tab/><text:span text:style-name="T7">Harvest of Data</text:span></text:h>
      <text:p text:style-name="Text_20_body"/>
      <text:p text:style-name="Text_20_body"><text:tab/><text:span text:style-name="T7">Let’s begin, to harvest data from a web page, we will need a web page to harvest from. In order to do that, we shall set a variable to contain the URL of the web page would we would like to scrape. For instanc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2:48:34.224588220</meta:creation-date>
    <dc:date>2016-08-08T23:15:08.298014434</dc:date>
    <meta:editing-duration>PT2H31M3S</meta:editing-duration>
    <meta:editing-cycles>7</meta:editing-cycles>
    <meta:generator>LibreOffice/5.1.4.2$Linux_X86_64 LibreOffice_project/10m0$Build-2</meta:generator>
    <meta:document-statistic meta:table-count="0" meta:image-count="0" meta:object-count="0" meta:page-count="2" meta:paragraph-count="15" meta:word-count="237" meta:character-count="1350" meta:non-whitespace-character-count="1117"/>
  </office:meta>
</office:document-meta>
</file>